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080B12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5.752cm"/>
    </style:style>
    <style:style style:name="gr3" style:family="graphic">
      <style:graphic-properties style:protect="size"/>
    </style:style>
    <style:style style:name="pr1" style:family="presentation" style:parent-style-name="lyt-blackandwhite-title" style:list-style-name="L3">
      <style:graphic-properties draw:fill-color="#ffffff" draw:auto-grow-height="true" fo:min-height="0.568cm"/>
    </style:style>
    <style:style style:name="pr2" style:family="presentation" style:parent-style-name="lyt-blackandwhite-notes">
      <style:graphic-properties draw:fill-color="#ffffff" fo:min-height="13.364cm"/>
    </style:style>
    <style:style style:name="P1" style:family="paragraph">
      <style:paragraph-properties fo:margin-left="0.6cm" fo:margin-right="0cm" fo:text-align="center" fo:text-indent="-1cm"/>
    </style:style>
    <style:style style:name="P2" style:family="paragraph">
      <style:text-properties fo:font-family="'Andale Mono'" style:font-pitch="fixed" fo:font-size="16pt" style:font-size-asian="16pt" style:font-size-complex="16pt"/>
    </style:style>
    <style:style style:name="P3" style:family="paragraph">
      <style:text-properties fo:font-family="'Andale Mono'" style:font-pitch="fixed" fo:font-size="12pt" style:font-size-asian="12pt" style:font-size-complex="12pt"/>
    </style:style>
    <style:style style:name="T1" style:family="text">
      <style:text-properties fo:font-size="20pt" style:font-size-asian="20pt" style:font-size-complex="20pt"/>
    </style:style>
    <style:style style:name="T2" style:family="text">
      <style:text-properties fo:font-family="'Andale Mono'" style:font-pitch="fixed" fo:font-size="16pt" style:font-size-asian="16pt" style:font-size-complex="16pt"/>
    </style:style>
    <style:style style:name="T3" style:family="text">
      <style:text-properties fo:font-family="'Andale Mono'" style:font-pitch="fixed" fo:font-size="12pt" style:font-size-asian="12pt" style:font-size-complex="12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1">
        <draw:frame presentation:style-name="pr1" draw:text-style-name="P1" draw:layer="layout" svg:width="23.5cm" svg:height="1.576cm" svg:x="1.778cm" svg:y="0.254cm" presentation:class="title" presentation:user-transformed="true">
          <draw:text-box>
            <text:p text:style-name="P1"><text:s/><text:span text:style-name="T1"><text:s/></text:span><text:span text:style-name="T1">GREC Corpus – A.Gentile &amp; L.Gress</text:span></text:p>
          </draw:text-box>
        </draw:frame>
        <draw:frame draw:style-name="gr1" draw:layer="layout" svg:width="24.638cm" svg:height="0.962cm" svg:x="1.886cm" svg:y="2.286cm">
          <draw:text-box>
            <text:p>“In vitro transcription from ompB promoter fragments was specifically blocked by IHF.”</text:p>
          </draw:text-box>
        </draw:frame>
        <draw:frame draw:style-name="gr1" draw:text-style-name="P2" draw:layer="layout" svg:width="14.284cm" svg:height="14.221cm" svg:x="13.716cm" svg:y="5.202cm">
          <draw:text-box>
            <text:p text:style-name="P2"><text:span text:style-name="T2">MRS identifier : Semantic Role Label</text:span></text:p>
            <text:p text:style-name="P2"><text:span text:style-name="T2"/></text:p>
            <text:p text:style-name="P2"><text:span text:style-name="T2">"_in+vitro_a_1_rel"&lt;0:8&gt; : Manner</text:span></text:p>
            <text:p text:style-name="P2"><text:span text:style-name="T2"/></text:p>
            <text:p text:style-name="P2"><text:span text:style-name="T2">"_ompb/JJ_u_unknown_rel"&lt;28:32&gt; : Source</text:span></text:p>
            <text:p text:style-name="P2"><text:span text:style-name="T2">compound_rel&lt;33:51&gt; : Source</text:span></text:p>
            <text:p text:style-name="P2"><text:span text:style-name="T2">udef_q_rel&lt;33:41&gt; : Source</text:span></text:p>
            <text:p text:style-name="P2"><text:span text:style-name="T2">"_promoter_n_of_rel"&lt;33:41&gt; : Source</text:span></text:p>
            <text:p text:style-name="P2"><text:span text:style-name="T2">"_fragment_n_1_rel"&lt;42:51&gt; : Source</text:span></text:p>
            <text:p text:style-name="P2"><text:span text:style-name="T2"/></text:p>
            <text:p text:style-name="P2"><text:span text:style-name="T2">proper_q_rel&lt;80:84&gt; : Agent</text:span></text:p>
            <text:p text:style-name="P2"><text:span text:style-name="T2">named_rel&lt;80:84&gt; : Agent</text:span></text:p>
            <text:p text:style-name="P2"><text:span text:style-name="T2"/></text:p>
            <text:p text:style-name="P2"><text:span text:style-name="T2">"_in+vitro_a_1_rel"&lt;0:8&gt; : Theme</text:span></text:p>
            <text:p text:style-name="P2"><text:span text:style-name="T2"/></text:p>
            <text:p text:style-name="P2"><text:span text:style-name="T2">"_ompb/JJ_u_unknown_rel"&lt;28:32&gt; : Theme</text:span></text:p>
            <text:p text:style-name="P2"><text:span text:style-name="T2">compound_rel&lt;33:51&gt; : Theme</text:span></text:p>
            <text:p text:style-name="P2"><text:span text:style-name="T2">udef_q_rel&lt;33:41&gt; : Theme</text:span></text:p>
            <text:p text:style-name="P2"><text:span text:style-name="T2">"_promoter_n_of_rel"&lt;33:41&gt; : Theme</text:span></text:p>
            <text:p text:style-name="P2"><text:span text:style-name="T2">"_fragment_n_1_rel"&lt;42:51&gt; : Theme</text:span></text:p>
            <text:p text:style-name="P2"><text:span text:style-name="T2"/></text:p>
            <text:p text:style-name="P2"><text:span text:style-name="T2">"_specific_a_to_rel"&lt;56:68&gt; : Manner</text:span></text:p>
          </draw:text-box>
        </draw:frame>
        <draw:frame draw:style-name="gr2" draw:text-style-name="P3" draw:layer="layout" svg:width="11.938cm" svg:height="16.002cm" svg:x="0.508cm" svg:y="5.372cm">
          <draw:text-box>
            <text:p text:style-name="P3"><text:span text:style-name="T3">&lt;sentence id="S6"&gt;&lt;term sem="SPAN" id="T15" lex="In_vitro"&gt;In vitro&lt;/term&gt; transcription from &lt;term sem="Promoter" id="T16" lex="ompB_promoter_fragments"&gt;ompB promoter fragments&lt;/term&gt; was &lt;term sem="SPAN" id="T17" lex="specifically"&gt;specifically&lt;/term&gt; blocked by &lt;term sem="Repressor" id="T18" lex="IHF"&gt;IHF&lt;/term&gt;.&lt;/sentence&gt;</text:span></text:p>
            <text:p text:style-name="P3"><text:span text:style-name="T3"/></text:p>
            <text:p text:style-name="P3"><text:span text:style-name="T3">&lt;event id="E6"&gt;</text:span></text:p>
            <text:p text:style-name="P3"><text:span text:style-name="T3"><text:s text:c="2"/></text:span><text:span text:style-name="T3">&lt;type class="Transcription" /&gt;</text:span></text:p>
            <text:p text:style-name="P3"><text:span text:style-name="T3"><text:s text:c="2"/></text:span><text:span text:style-name="T3">&lt;Manner idref="T15" /&gt;</text:span></text:p>
            <text:p text:style-name="P3"><text:span text:style-name="T3"><text:s text:c="2"/></text:span><text:span text:style-name="T3">&lt;Source idref="T16" /&gt;</text:span></text:p>
            <text:p text:style-name="P3"><text:span text:style-name="T3"><text:s text:c="2"/></text:span><text:span text:style-name="T3">&lt;clue&gt;In vitro &lt;clueType&gt;transcription&lt;/clueType&gt; from ompB promoter fragments was specifically blocked by IHF.</text:span></text:p>
            <text:p text:style-name="P3"><text:span text:style-name="T3"><text:s text:c="2"/></text:span><text:span text:style-name="T3">&lt;/clue&gt;</text:span></text:p>
            <text:p text:style-name="P3"><text:span text:style-name="T3">&lt;/event&gt;</text:span></text:p>
            <text:p text:style-name="P3"><text:span text:style-name="T3"/></text:p>
            <text:p text:style-name="P3"><text:span text:style-name="T3">&lt;event id="E7"&gt;</text:span></text:p>
            <text:p text:style-name="P3"><text:span text:style-name="T3"><text:s text:c="2"/></text:span><text:span text:style-name="T3">&lt;type class="GRE" /&gt;</text:span></text:p>
            <text:p text:style-name="P3"><text:span text:style-name="T3"><text:s text:c="2"/></text:span><text:span text:style-name="T3">&lt;Agent idref="T18" /&gt;</text:span></text:p>
            <text:p text:style-name="P3"><text:span text:style-name="T3"><text:s text:c="2"/></text:span><text:span text:style-name="T3">&lt;Theme idref="E6" /&gt;</text:span></text:p>
            <text:p text:style-name="P3"><text:span text:style-name="T3"><text:s text:c="2"/></text:span><text:span text:style-name="T3">&lt;Manner idref="T17" /&gt;</text:span></text:p>
            <text:p text:style-name="P3"><text:span text:style-name="T3"><text:s text:c="2"/></text:span><text:span text:style-name="T3">&lt;clue&gt;In vitro transcription from ompB promoter fragments was specifically &lt;clueType&gt;blocked&lt;/clueType&gt; by IHF.&lt;/clue&gt;</text:span></text:p>
            <text:p text:style-name="P3"><text:span text:style-name="T3">&lt;/event&gt;</text:span></text:p>
          </draw:text-box>
        </draw:frame>
        <draw:frame draw:style-name="gr1" draw:layer="layout" svg:width="2.54cm" svg:height="1.673cm" svg:x="12.446cm" svg:y="3.81cm">
          <draw:text-box>
            <text:p>→</text:p>
            <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Introducing a New Product</dc:title>
    <dc:description>General introduction of a new product taking customer wishes into account</dc:description>
    <meta:creation-date>2013-04-28T11:58:19.17</meta:creation-date>
    <dc:language>en-US</dc:language>
    <meta:editing-cycles>5</meta:editing-cycles>
    <meta:editing-duration>PT3H34M</meta:editing-duration>
    <dc:date>2013-04-28T17:15:52</dc:date>
    <dc:creator>Anthony Gentile</dc:creator>
    <meta:document-statistic meta:object-count="2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